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5.61pt"/>
    </style:style>
    <style:style style:name="co3" style:family="table-column">
      <style:table-column-properties fo:break-before="auto" style:column-width="128.95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138.36pt"/>
    </style:style>
    <style:style style:name="co7" style:family="table-column">
      <style:table-column-properties fo:break-before="auto" style:column-width="140pt"/>
    </style:style>
    <style:style style:name="co8" style:family="table-column">
      <style:table-column-properties fo:break-before="auto" style:column-width="147pt"/>
    </style:style>
    <style:style style:name="co9" style:family="table-column">
      <style:table-column-properties fo:break-before="auto" style:column-width="156.05pt"/>
    </style:style>
    <style:style style:name="co10" style:family="table-column">
      <style:table-column-properties fo:break-before="auto" style:column-width="158.06pt"/>
    </style:style>
    <style:style style:name="co11" style:family="table-column">
      <style:table-column-properties fo:break-before="auto" style:column-width="154.49pt"/>
    </style:style>
    <style:style style:name="co12" style:family="table-column">
      <style:table-column-properties fo:break-before="auto" style:column-width="162.06pt"/>
    </style:style>
    <style:style style:name="co13" style:family="table-column">
      <style:table-column-properties fo:break-before="auto" style:column-width="101.91pt"/>
    </style:style>
    <style:style style:name="co14" style:family="table-column">
      <style:table-column-properties fo:break-before="auto" style:column-width="167.64pt"/>
    </style:style>
    <style:style style:name="co15" style:family="table-column">
      <style:table-column-properties fo:break-before="auto" style:column-width="369.04pt"/>
    </style:style>
    <style:style style:name="co16" style:family="table-column">
      <style:table-column-properties fo:break-before="auto" style:column-width="150.66pt"/>
    </style:style>
    <style:style style:name="co17" style:family="table-column">
      <style:table-column-properties fo:break-before="auto" style:column-width="240.01pt"/>
    </style:style>
    <style:style style:name="co18" style:family="table-column">
      <style:table-column-properties fo:break-before="auto" style:column-width="180.11pt"/>
    </style:style>
    <style:style style:name="co19" style:family="table-column">
      <style:table-column-properties fo:break-before="auto" style:column-width="218.21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ock.pic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icking_type_id/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artner_id/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ve_lines/name</text:p>
          </table:table-cell>
          <table:table-cell office:value-type="string" calcext:value-type="string">
            <text:p>move_lines/product_id/id</text:p>
          </table:table-cell>
          <table:table-cell office:value-type="string" calcext:value-type="string">
            <text:p>move_lines/product_uom/id</text:p>
          </table:table-cell>
          <table:table-cell office:value-type="string" calcext:value-type="string">
            <text:p>move_lines/product_uom_qty</text:p>
          </table:table-cell>
          <table:table-cell office:value-type="string" calcext:value-type="string">
            <text:p>move_lines/picking_type_id/id</text:p>
          </table:table-cell>
          <table:table-cell office:value-type="string" calcext:value-type="string">
            <text:p>move_lines/location_id/id</text:p>
          </table:table-cell>
          <table:table-cell office:value-type="string" calcext:value-type="string">
            <text:p>move_lines/location_dest_id/id</text:p>
          </table:table-cell>
          <table:table-cell/>
          <table:table-cell office:value-type="string" calcext:value-type="string">
            <text:p>xml id</text:p>
          </table:table-cell>
          <table:table-cell office:value-type="string" calcext:value-type="string">
            <text:p>stock picking type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Dest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_demo_01</text:p>
          </table:table-cell>
          <table:table-cell office:value-type="string" calcext:value-type="string">
            <text:p>stock.picking_type_in</text:p>
          </table:table-cell>
          <table:table-cell office:value-type="string" calcext:value-type="string">
            <text:p>Forecast Picking Demo 1</text:p>
          </table:table-cell>
          <table:table-cell office:value-type="string" calcext:value-type="string">
            <text:p>base.res_partner_1</text:p>
          </table:table-cell>
          <table:table-cell table:formula="of:=RANDBETWEEN(DATE(2015;1;1);DATE(2015;9;29)) + RAND()" office:value-type="date" office:date-value="2015-07-04T05:01:49.018412" calcext:value-type="date">
            <text:p>2015-07-04 05:01:49</text:p>
          </table:table-cell>
          <table:table-cell office:value-type="string" calcext:value-type="string">
            <text:p>Forecast Move Demo 1</text:p>
          </table:table-cell>
          <table:table-cell office:value-type="string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office:value-type="float" office:value="25" calcext:value-type="float">
            <text:p>25</text:p>
          </table:table-cell>
          <table:table-cell table:formula="of:=[.B2]" office:value-type="string" office:string-value="stock.picking_type_in" calcext:value-type="string">
            <text:p>stock.picking_type_in</text:p>
          </table:table-cell>
          <table:table-cell table:formula="of:=LOOKUP([.J2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2];[.N$2:.N$6];[.S$2:.S$6])" office:value-type="string" office:string-value="stock.stock_location_stock" calcext:value-type="string">
            <text:p>stock.stock_location_stock</text:p>
          </table:table-cell>
          <table:table-cell/>
          <table:table-cell office:value-type="string" calcext:value-type="string">
            <text:p>stock.picking_type_in</text:p>
          </table:table-cell>
          <table:table-cell office:value-type="string" calcext:value-type="string">
            <text:p><text:s/>acme 2: receipts</text:p>
          </table:table-cell>
          <table:table-cell office:value-type="string" calcext:value-type="string">
            <text:p>Partner Locations / Suppliers</text:p>
          </table:table-cell>
          <table:table-cell table:formula="of:=LOOKUP([.P2];[.$O$8:.$O$13];[.$P$8:.$P$13])" office:value-type="string" office:string-value="stock.stock_location_suppliers" calcext:value-type="string">
            <text:p>stock.stock_location_suppliers</text:p>
          </table:table-cell>
          <table:table-cell office:value-type="string" calcext:value-type="string">
            <text:p>WH / Stock</text:p>
          </table:table-cell>
          <table:table-cell table:formula="of:=LOOKUP([.R2];[.$O$8:.$O$11];[.$P$8:.$P$11])" office:value-type="string" office:string-value="stock.stock_location_stock" calcext:value-type="string">
            <text:p>stock.stock_location_stock</text:p>
          </table:table-cell>
          <table:table-cell/>
        </table:table-row>
        <table:table-row table:style-name="ro1">
          <table:table-cell office:value-type="string" calcext:value-type="string">
            <text:p>picking_demo_02</text:p>
          </table:table-cell>
          <table:table-cell office:value-type="string" calcext:value-type="string">
            <text:p>stock.picking_type_internal</text:p>
          </table:table-cell>
          <table:table-cell office:value-type="string" calcext:value-type="string">
            <text:p>Forecast Picking Demo 2</text:p>
          </table:table-cell>
          <table:table-cell office:value-type="string" calcext:value-type="string">
            <text:p>base.res_partner_3</text:p>
          </table:table-cell>
          <table:table-cell table:formula="of:=RANDBETWEEN(DATE(2015;1;1);DATE(2015;9;29)) + RAND()" office:value-type="date" office:date-value="2015-09-11T05:30:28.788026" calcext:value-type="date">
            <text:p>2015-09-11 05:30:29</text:p>
          </table:table-cell>
          <table:table-cell office:value-type="string" calcext:value-type="string">
            <text:p>Forecast Move Demo 2</text:p>
          </table:table-cell>
          <table:table-cell office:value-type="string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office:value-type="float" office:value="75" calcext:value-type="float">
            <text:p>75</text:p>
          </table:table-cell>
          <table:table-cell table:formula="of:=[.B3]" office:value-type="string" office:string-value="stock.picking_type_internal" calcext:value-type="string">
            <text:p>stock.picking_type_internal</text:p>
          </table:table-cell>
          <table:table-cell table:formula="of:=LOOKUP([.J3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3];[.N$2:.N$6];[.S$2:.S$6])" office:value-type="string" office:string-value="stock.stock_location_stock" calcext:value-type="string">
            <text:p>stock.stock_location_stock</text:p>
          </table:table-cell>
          <table:table-cell/>
          <table:table-cell office:value-type="string" calcext:value-type="string">
            <text:p>stock.picking_type_internal</text:p>
          </table:table-cell>
          <table:table-cell office:value-type="string" calcext:value-type="string">
            <text:p><text:s/>acme 2: internal transfers</text:p>
          </table:table-cell>
          <table:table-cell office:value-type="string" calcext:value-type="string">
            <text:p>WH/ <text:s/>Stock</text:p>
          </table:table-cell>
          <table:table-cell table:formula="of:=LOOKUP([.P3];[.$O$8:.$O$13];[.$P$8:.$P$13])" office:value-type="string" office:string-value="stock.stock_location_customers" calcext:value-type="string">
            <text:p>stock.stock_location_customers</text:p>
          </table:table-cell>
          <table:table-cell office:value-type="string" calcext:value-type="string">
            <text:p>WH / Stock</text:p>
          </table:table-cell>
          <table:table-cell table:formula="of:=LOOKUP([.R3];[.$O$8:.$O$11];[.$P$8:.$P$11])" office:value-type="string" office:string-value="stock.stock_location_stock" calcext:value-type="string">
            <text:p>stock.stock_location_stock</text:p>
          </table:table-cell>
          <table:table-cell/>
        </table:table-row>
        <table:table-row table:style-name="ro1">
          <table:table-cell office:value-type="string" calcext:value-type="string">
            <text:p>picking_demo_03</text:p>
          </table:table-cell>
          <table:table-cell office:value-type="string" calcext:value-type="string">
            <text:p>stock.picking_type_out</text:p>
          </table:table-cell>
          <table:table-cell office:value-type="string" calcext:value-type="string">
            <text:p>Forecast Picking Demo 3</text:p>
          </table:table-cell>
          <table:table-cell office:value-type="string" calcext:value-type="string">
            <text:p>base.res_partner_4</text:p>
          </table:table-cell>
          <table:table-cell table:formula="of:=RANDBETWEEN(DATE(2015;1;1);DATE(2015;9;29)) + RAND()" office:value-type="date" office:date-value="2015-01-26T12:55:06.296607" calcext:value-type="date">
            <text:p>2015-01-26 12:55:06</text:p>
          </table:table-cell>
          <table:table-cell office:value-type="string" calcext:value-type="string">
            <text:p>Forecast Move Demo 3</text:p>
          </table:table-cell>
          <table:table-cell office:value-type="string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office:value-type="float" office:value="100" calcext:value-type="float">
            <text:p>100</text:p>
          </table:table-cell>
          <table:table-cell table:formula="of:=[.B4]" office:value-type="string" office:string-value="stock.picking_type_out" calcext:value-type="string">
            <text:p>stock.picking_type_out</text:p>
          </table:table-cell>
          <table:table-cell table:formula="of:=LOOKUP([.J4];[.N$2:.N$6];[.Q$2:.Q$6])" office:value-type="string" office:string-value="stock.stock_location_stock" calcext:value-type="string">
            <text:p>stock.stock_location_stock</text:p>
          </table:table-cell>
          <table:table-cell table:formula="of:=LOOKUP([.J4];[.N$2:.N$6];[.S$2:.S$6])" office:value-type="string" office:string-value="stock.stock_location_customers" calcext:value-type="string">
            <text:p>stock.stock_location_customers</text:p>
          </table:table-cell>
          <table:table-cell/>
          <table:table-cell office:value-type="string" calcext:value-type="string">
            <text:p>stock.picking_type_out</text:p>
          </table:table-cell>
          <table:table-cell office:value-type="string" calcext:value-type="string">
            <text:p><text:s/>acme 2: delivery orders</text:p>
          </table:table-cell>
          <table:table-cell office:value-type="string" calcext:value-type="string">
            <text:p>WH / Stock</text:p>
          </table:table-cell>
          <table:table-cell table:formula="of:=LOOKUP([.P4];[.$O$8:.$O$11];[.$P$8:.$P$11])" office:value-type="string" office:string-value="stock.stock_location_stock" calcext:value-type="string">
            <text:p>stock.stock_location_stock</text:p>
          </table:table-cell>
          <table:table-cell office:value-type="string" calcext:value-type="string">
            <text:p>Partner Locations / Customers</text:p>
          </table:table-cell>
          <table:table-cell table:formula="of:=LOOKUP([.R4];[.$O$8:.$O$11];[.$P$8:.$P$11])" office:value-type="string" office:string-value="stock.stock_location_customers" calcext:value-type="string">
            <text:p>stock.stock_location_customers</text:p>
          </table:table-cell>
          <table:table-cell/>
        </table:table-row>
        <table:table-row table:style-name="ro1">
          <table:table-cell office:value-type="string" calcext:value-type="string">
            <text:p>picking_demo_04</text:p>
          </table:table-cell>
          <table:table-cell office:value-type="string" calcext:value-type="string">
            <text:p>stock.chi_picking_type_in</text:p>
          </table:table-cell>
          <table:table-cell office:value-type="string" calcext:value-type="string">
            <text:p>Forecast Picking Demo 4</text:p>
          </table:table-cell>
          <table:table-cell office:value-type="string" calcext:value-type="string">
            <text:p>base.res_partner_5</text:p>
          </table:table-cell>
          <table:table-cell table:formula="of:=RANDBETWEEN(DATE(2015;1;1);DATE(2015;9;29)) + RAND()" office:value-type="date" office:date-value="2015-06-20T21:27:13.500529" calcext:value-type="date">
            <text:p>2015-06-20 21:27:14</text:p>
          </table:table-cell>
          <table:table-cell office:value-type="string" calcext:value-type="string">
            <text:p>Forecast Move Demo 4</text:p>
          </table:table-cell>
          <table:table-cell office:value-type="string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office:value-type="float" office:value="30" calcext:value-type="float">
            <text:p>30</text:p>
          </table:table-cell>
          <table:table-cell table:formula="of:=[.B5]" office:value-type="string" office:string-value="stock.chi_picking_type_in" calcext:value-type="string">
            <text:p>stock.chi_picking_type_in</text:p>
          </table:table-cell>
          <table:table-cell table:formula="of:=LOOKUP([.J5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5];[.N$2:.N$6];[.S$2:.S$6])" office:value-type="string" office:string-value="stock.stock_location_shop0" calcext:value-type="string">
            <text:p>stock.stock_location_shop0</text:p>
          </table:table-cell>
          <table:table-cell/>
          <table:table-cell office:value-type="string" calcext:value-type="string">
            <text:p>stock.chi_picking_type_in</text:p>
          </table:table-cell>
          <table:table-cell office:value-type="string" calcext:value-type="string">
            <text:p><text:s/>chicago warehouse: receipts</text:p>
          </table:table-cell>
          <table:table-cell office:value-type="string" calcext:value-type="string">
            <text:p>Partner Locations / Suppliers</text:p>
          </table:table-cell>
          <table:table-cell table:formula="of:=LOOKUP([.P5];[.$O$8:.$O$13];[.$P$8:.$P$13])" office:value-type="string" office:string-value="stock.stock_location_suppliers" calcext:value-type="string">
            <text:p>stock.stock_location_suppliers</text:p>
          </table:table-cell>
          <table:table-cell office:value-type="string" calcext:value-type="string">
            <text:p>Chic / Stock</text:p>
          </table:table-cell>
          <table:table-cell table:formula="of:=LOOKUP([.R5];[.$O$8:.$O$11];[.$P$8:.$P$11])" office:value-type="string" office:string-value="stock.stock_location_shop0" calcext:value-type="string">
            <text:p>stock.stock_location_shop0</text:p>
          </table:table-cell>
          <table:table-cell/>
        </table:table-row>
        <table:table-row table:style-name="ro1">
          <table:table-cell office:value-type="string" calcext:value-type="string">
            <text:p>picking_demo_05</text:p>
          </table:table-cell>
          <table:table-cell office:value-type="string" calcext:value-type="string">
            <text:p>stock.chi_picking_type_out</text:p>
          </table:table-cell>
          <table:table-cell office:value-type="string" calcext:value-type="string">
            <text:p>Forecast Picking Demo 5</text:p>
          </table:table-cell>
          <table:table-cell office:value-type="string" calcext:value-type="string">
            <text:p>base.res_partner_6</text:p>
          </table:table-cell>
          <table:table-cell table:formula="of:=RANDBETWEEN(DATE(2015;1;1);DATE(2015;9;29)) + RAND()" office:value-type="date" office:date-value="2015-02-04T20:45:49.224718" calcext:value-type="date">
            <text:p>2015-02-04 20:45:49</text:p>
          </table:table-cell>
          <table:table-cell office:value-type="string" calcext:value-type="string">
            <text:p>Forecast Move Demo 5</text:p>
          </table:table-cell>
          <table:table-cell office:value-type="string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office:value-type="float" office:value="50" calcext:value-type="float">
            <text:p>50</text:p>
          </table:table-cell>
          <table:table-cell table:formula="of:=[.B6]" office:value-type="string" office:string-value="stock.chi_picking_type_out" calcext:value-type="string">
            <text:p>stock.chi_picking_type_out</text:p>
          </table:table-cell>
          <table:table-cell table:formula="of:=LOOKUP([.J6];[.N$2:.N$6];[.Q$2:.Q$6])" office:value-type="string" office:string-value="stock.stock_location_shop0" calcext:value-type="string">
            <text:p>stock.stock_location_shop0</text:p>
          </table:table-cell>
          <table:table-cell table:formula="of:=LOOKUP([.J6];[.N$2:.N$6];[.S$2:.S$6])" office:value-type="string" office:string-value="stock.stock_location_customers" calcext:value-type="string">
            <text:p>stock.stock_location_customers</text:p>
          </table:table-cell>
          <table:table-cell/>
          <table:table-cell office:value-type="string" calcext:value-type="string">
            <text:p>stock.chi_picking_type_out</text:p>
          </table:table-cell>
          <table:table-cell office:value-type="string" calcext:value-type="string">
            <text:p><text:s/>chicago warehouse: delivery orders</text:p>
          </table:table-cell>
          <table:table-cell office:value-type="string" calcext:value-type="string">
            <text:p>Chic / Stock</text:p>
          </table:table-cell>
          <table:table-cell table:formula="of:=LOOKUP([.P6];[.$O$8:.$O$13];[.$P$8:.$P$13])" office:value-type="string" office:string-value="stock.stock_location_shop0" calcext:value-type="string">
            <text:p>stock.stock_location_shop0</text:p>
          </table:table-cell>
          <table:table-cell office:value-type="string" calcext:value-type="string">
            <text:p>Partner Locations / Customers</text:p>
          </table:table-cell>
          <table:table-cell table:formula="of:=LOOKUP([.R6];[.$O$8:.$O$11];[.$P$8:.$P$11])" office:value-type="string" office:string-value="stock.stock_location_customers" calcext:value-type="string">
            <text:p>stock.stock_location_customers</text:p>
          </table:table-cell>
          <table:table-cell/>
        </table:table-row>
        <table:table-row table:style-name="ro1">
          <table:table-cell office:value-type="string" calcext:value-type="string">
            <text:p>picking_demo_06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6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6-15T03:51:56.841881" calcext:value-type="date">
            <text:p>2015-06-15 03:51:57</text:p>
          </table:table-cell>
          <table:table-cell office:value-type="string" calcext:value-type="string">
            <text:p>Forecast Move Demo 6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21" calcext:value-type="float">
            <text:p>521</text:p>
          </table:table-cell>
          <table:table-cell table:formula="of:=[.B7]" office:value-type="string" office:string-value="stock.picking_type_in" calcext:value-type="string">
            <text:p>stock.picking_type_in</text:p>
          </table:table-cell>
          <table:table-cell table:formula="of:=LOOKUP([.J7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07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7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6-01T15:11:14.635719" calcext:value-type="date">
            <text:p>2015-06-01 15:11:15</text:p>
          </table:table-cell>
          <table:table-cell office:value-type="string" calcext:value-type="string">
            <text:p>Forecast Move Demo 7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43" calcext:value-type="float">
            <text:p>543</text:p>
          </table:table-cell>
          <table:table-cell table:formula="of:=[.B8]" office:value-type="string" office:string-value="stock.chi_picking_type_in" calcext:value-type="string">
            <text:p>stock.chi_picking_type_in</text:p>
          </table:table-cell>
          <table:table-cell table:formula="of:=LOOKUP([.J8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8];[.N$2:.N$6];[.S$2:.S$6])" office:value-type="string" office:string-value="stock.stock_location_shop0" calcext:value-type="string">
            <text:p>stock.stock_location_shop0</text:p>
          </table:table-cell>
          <table:table-cell office:value-type="string" calcext:value-type="string">
            <text:p>Supplier Locations</text:p>
          </table:table-cell>
          <table:table-cell/>
          <table:table-cell office:value-type="string" calcext:value-type="string">
            <text:p>Partner Locations / Suppliers</text:p>
          </table:table-cell>
          <table:table-cell office:value-type="string" calcext:value-type="string">
            <text:p>stock.stock_location_suppli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_demo_08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8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1-02T01:49:50.915025" calcext:value-type="date">
            <text:p>2015-01-02 01:49:51</text:p>
          </table:table-cell>
          <table:table-cell office:value-type="string" calcext:value-type="string">
            <text:p>Forecast Move Demo 8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69" calcext:value-type="float">
            <text:p>469</text:p>
          </table:table-cell>
          <table:table-cell table:formula="of:=[.B9]" office:value-type="string" office:string-value="stock.picking_type_in" calcext:value-type="string">
            <text:p>stock.picking_type_in</text:p>
          </table:table-cell>
          <table:table-cell table:formula="of:=LOOKUP([.J9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9];[.N$2:.N$6];[.S$2:.S$6])" office:value-type="string" office:string-value="stock.stock_location_stock" calcext:value-type="string">
            <text:p>stock.stock_location_stock</text:p>
          </table:table-cell>
          <table:table-cell table:number-columns-repeated="2"/>
          <table:table-cell office:value-type="string" calcext:value-type="string">
            <text:p>Partner Locations / Customers</text:p>
          </table:table-cell>
          <table:table-cell office:value-type="string" calcext:value-type="string">
            <text:p>stock.stock_location_custom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_demo_09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9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6-07T08:34:43.062856" calcext:value-type="date">
            <text:p>2015-06-07 08:34:43</text:p>
          </table:table-cell>
          <table:table-cell office:value-type="string" calcext:value-type="string">
            <text:p>Forecast Move Demo 9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49" calcext:value-type="float">
            <text:p>149</text:p>
          </table:table-cell>
          <table:table-cell table:formula="of:=[.B10]" office:value-type="string" office:string-value="stock.chi_picking_type_out" calcext:value-type="string">
            <text:p>stock.chi_picking_type_out</text:p>
          </table:table-cell>
          <table:table-cell table:formula="of:=LOOKUP([.J10];[.N$2:.N$6];[.Q$2:.Q$6])" office:value-type="string" office:string-value="stock.stock_location_shop0" calcext:value-type="string">
            <text:p>stock.stock_location_shop0</text:p>
          </table:table-cell>
          <table:table-cell table:formula="of:=LOOKUP([.J10];[.N$2:.N$6];[.S$2:.S$6])" office:value-type="string" office:string-value="stock.stock_location_customers" calcext:value-type="string">
            <text:p>stock.stock_location_customers</text:p>
          </table:table-cell>
          <table:table-cell office:value-type="string" calcext:value-type="string">
            <text:p>Customer Locations</text:p>
          </table:table-cell>
          <table:table-cell/>
          <table:table-cell office:value-type="string" calcext:value-type="string">
            <text:p>Chic / Stock</text:p>
          </table:table-cell>
          <table:table-cell office:value-type="string" calcext:value-type="string">
            <text:p>stock.stock_location_shop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_demo_10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10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8-26T02:25:24.289007" calcext:value-type="date">
            <text:p>2015-08-26 02:25:24</text:p>
          </table:table-cell>
          <table:table-cell office:value-type="string" calcext:value-type="string">
            <text:p>Forecast Move Demo 10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03" calcext:value-type="float">
            <text:p>303</text:p>
          </table:table-cell>
          <table:table-cell table:formula="of:=[.B11]" office:value-type="string" office:string-value="stock.picking_type_internal" calcext:value-type="string">
            <text:p>stock.picking_type_internal</text:p>
          </table:table-cell>
          <table:table-cell table:formula="of:=LOOKUP([.J11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11];[.N$2:.N$6];[.S$2:.S$6])" office:value-type="string" office:string-value="stock.stock_location_stock" calcext:value-type="string">
            <text:p>stock.stock_location_stock</text:p>
          </table:table-cell>
          <table:table-cell table:style-name="ce2" office:value-type="string" calcext:value-type="string">
            <text:p>Internal Locations</text:p>
          </table:table-cell>
          <table:table-cell/>
          <table:table-cell office:value-type="string" calcext:value-type="string">
            <text:p>WH / Stock</text:p>
          </table:table-cell>
          <table:table-cell office:value-type="string" calcext:value-type="string">
            <text:p>stock.stock_location_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_demo_11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11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8-14T10:05:30.561335" calcext:value-type="date">
            <text:p>2015-08-14 10:05:31</text:p>
          </table:table-cell>
          <table:table-cell office:value-type="string" calcext:value-type="string">
            <text:p>Forecast Move Demo 11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31" calcext:value-type="float">
            <text:p>131</text:p>
          </table:table-cell>
          <table:table-cell table:formula="of:=[.B12]" office:value-type="string" office:string-value="stock.chi_picking_type_out" calcext:value-type="string">
            <text:p>stock.chi_picking_type_out</text:p>
          </table:table-cell>
          <table:table-cell table:formula="of:=LOOKUP([.J12];[.N$2:.N$6];[.Q$2:.Q$6])" office:value-type="string" office:string-value="stock.stock_location_shop0" calcext:value-type="string">
            <text:p>stock.stock_location_shop0</text:p>
          </table:table-cell>
          <table:table-cell table:formula="of:=LOOKUP([.J12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2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12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1-11T19:34:08.500427" calcext:value-type="date">
            <text:p>2015-01-11 19:34:09</text:p>
          </table:table-cell>
          <table:table-cell office:value-type="string" calcext:value-type="string">
            <text:p>Forecast Move Demo 12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16" calcext:value-type="float">
            <text:p>116</text:p>
          </table:table-cell>
          <table:table-cell table:formula="of:=[.B13]" office:value-type="string" office:string-value="stock.picking_type_in" calcext:value-type="string">
            <text:p>stock.picking_type_in</text:p>
          </table:table-cell>
          <table:table-cell table:formula="of:=LOOKUP([.J13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13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3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13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1-29T00:29:58.72921" calcext:value-type="date">
            <text:p>2015-01-29 00:29:59</text:p>
          </table:table-cell>
          <table:table-cell office:value-type="string" calcext:value-type="string">
            <text:p>Forecast Move Demo 13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62" calcext:value-type="float">
            <text:p>762</text:p>
          </table:table-cell>
          <table:table-cell table:formula="of:=[.B14]" office:value-type="string" office:string-value="stock.picking_type_internal" calcext:value-type="string">
            <text:p>stock.picking_type_internal</text:p>
          </table:table-cell>
          <table:table-cell table:formula="of:=LOOKUP([.J14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14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4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14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1-21T09:59:19.733447" calcext:value-type="date">
            <text:p>2015-01-21 09:59:20</text:p>
          </table:table-cell>
          <table:table-cell office:value-type="string" calcext:value-type="string">
            <text:p>Forecast Move Demo 14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40" calcext:value-type="float">
            <text:p>640</text:p>
          </table:table-cell>
          <table:table-cell table:formula="of:=[.B15]" office:value-type="string" office:string-value="stock.picking_type_out" calcext:value-type="string">
            <text:p>stock.picking_type_out</text:p>
          </table:table-cell>
          <table:table-cell table:formula="of:=LOOKUP([.J15];[.N$2:.N$6];[.Q$2:.Q$6])" office:value-type="string" office:string-value="stock.stock_location_stock" calcext:value-type="string">
            <text:p>stock.stock_location_stock</text:p>
          </table:table-cell>
          <table:table-cell table:formula="of:=LOOKUP([.J15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5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15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1-31T01:24:46.52768" calcext:value-type="date">
            <text:p>2015-01-31 01:24:47</text:p>
          </table:table-cell>
          <table:table-cell office:value-type="string" calcext:value-type="string">
            <text:p>Forecast Move Demo 15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30" calcext:value-type="float">
            <text:p>530</text:p>
          </table:table-cell>
          <table:table-cell table:formula="of:=[.B16]" office:value-type="string" office:string-value="stock.chi_picking_type_in" calcext:value-type="string">
            <text:p>stock.chi_picking_type_in</text:p>
          </table:table-cell>
          <table:table-cell table:formula="of:=LOOKUP([.J16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16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6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16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2-03T18:43:00.804368" calcext:value-type="date">
            <text:p>2015-02-03 18:43:01</text:p>
          </table:table-cell>
          <table:table-cell office:value-type="string" calcext:value-type="string">
            <text:p>Forecast Move Demo 16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94" calcext:value-type="float">
            <text:p>594</text:p>
          </table:table-cell>
          <table:table-cell table:formula="of:=[.B17]" office:value-type="string" office:string-value="stock.picking_type_in" calcext:value-type="string">
            <text:p>stock.picking_type_in</text:p>
          </table:table-cell>
          <table:table-cell table:formula="of:=LOOKUP([.J17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17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7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17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5-09T23:05:09.105126" calcext:value-type="date">
            <text:p>2015-05-09 23:05:09</text:p>
          </table:table-cell>
          <table:table-cell office:value-type="string" calcext:value-type="string">
            <text:p>Forecast Move Demo 17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92" calcext:value-type="float">
            <text:p>592</text:p>
          </table:table-cell>
          <table:table-cell table:formula="of:=[.B18]" office:value-type="string" office:string-value="stock.picking_type_in" calcext:value-type="string">
            <text:p>stock.picking_type_in</text:p>
          </table:table-cell>
          <table:table-cell table:formula="of:=LOOKUP([.J18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18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8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18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5-10T19:10:55.591486" calcext:value-type="date">
            <text:p>2015-05-10 19:10:56</text:p>
          </table:table-cell>
          <table:table-cell office:value-type="string" calcext:value-type="string">
            <text:p>Forecast Move Demo 18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46" calcext:value-type="float">
            <text:p>646</text:p>
          </table:table-cell>
          <table:table-cell table:formula="of:=[.B19]" office:value-type="string" office:string-value="stock.chi_picking_type_in" calcext:value-type="string">
            <text:p>stock.chi_picking_type_in</text:p>
          </table:table-cell>
          <table:table-cell table:formula="of:=LOOKUP([.J19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19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19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19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8-02T14:39:53.46206" calcext:value-type="date">
            <text:p>2015-08-02 14:39:53</text:p>
          </table:table-cell>
          <table:table-cell office:value-type="string" calcext:value-type="string">
            <text:p>Forecast Move Demo 19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24" calcext:value-type="float">
            <text:p>124</text:p>
          </table:table-cell>
          <table:table-cell table:formula="of:=[.B20]" office:value-type="string" office:string-value="stock.chi_picking_type_in" calcext:value-type="string">
            <text:p>stock.chi_picking_type_in</text:p>
          </table:table-cell>
          <table:table-cell table:formula="of:=LOOKUP([.J2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20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0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20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4-14T23:10:03.78941" calcext:value-type="date">
            <text:p>2015-04-14 23:10:04</text:p>
          </table:table-cell>
          <table:table-cell office:value-type="string" calcext:value-type="string">
            <text:p>Forecast Move Demo 20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47" calcext:value-type="float">
            <text:p>747</text:p>
          </table:table-cell>
          <table:table-cell table:formula="of:=[.B21]" office:value-type="string" office:string-value="stock.chi_picking_type_out" calcext:value-type="string">
            <text:p>stock.chi_picking_type_out</text:p>
          </table:table-cell>
          <table:table-cell table:formula="of:=LOOKUP([.J21];[.N$2:.N$6];[.Q$2:.Q$6])" office:value-type="string" office:string-value="stock.stock_location_shop0" calcext:value-type="string">
            <text:p>stock.stock_location_shop0</text:p>
          </table:table-cell>
          <table:table-cell table:formula="of:=LOOKUP([.J21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1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21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6-01T06:03:52.420983" calcext:value-type="date">
            <text:p>2015-06-01 06:03:52</text:p>
          </table:table-cell>
          <table:table-cell office:value-type="string" calcext:value-type="string">
            <text:p>Forecast Move Demo 21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95" calcext:value-type="float">
            <text:p>195</text:p>
          </table:table-cell>
          <table:table-cell table:formula="of:=[.B22]" office:value-type="string" office:string-value="stock.picking_type_out" calcext:value-type="string">
            <text:p>stock.picking_type_out</text:p>
          </table:table-cell>
          <table:table-cell table:formula="of:=LOOKUP([.J22];[.N$2:.N$6];[.Q$2:.Q$6])" office:value-type="string" office:string-value="stock.stock_location_stock" calcext:value-type="string">
            <text:p>stock.stock_location_stock</text:p>
          </table:table-cell>
          <table:table-cell table:formula="of:=LOOKUP([.J22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2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22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1-01T08:56:28.140159" calcext:value-type="date">
            <text:p>2015-01-01 08:56:28</text:p>
          </table:table-cell>
          <table:table-cell office:value-type="string" calcext:value-type="string">
            <text:p>Forecast Move Demo 22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92" calcext:value-type="float">
            <text:p>792</text:p>
          </table:table-cell>
          <table:table-cell table:formula="of:=[.B23]" office:value-type="string" office:string-value="stock.picking_type_in" calcext:value-type="string">
            <text:p>stock.picking_type_in</text:p>
          </table:table-cell>
          <table:table-cell table:formula="of:=LOOKUP([.J23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23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3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23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6-28T20:15:33.359727" calcext:value-type="date">
            <text:p>2015-06-28 20:15:33</text:p>
          </table:table-cell>
          <table:table-cell office:value-type="string" calcext:value-type="string">
            <text:p>Forecast Move Demo 23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26" calcext:value-type="float">
            <text:p>326</text:p>
          </table:table-cell>
          <table:table-cell table:formula="of:=[.B24]" office:value-type="string" office:string-value="stock.picking_type_out" calcext:value-type="string">
            <text:p>stock.picking_type_out</text:p>
          </table:table-cell>
          <table:table-cell table:formula="of:=LOOKUP([.J24];[.N$2:.N$6];[.Q$2:.Q$6])" office:value-type="string" office:string-value="stock.stock_location_stock" calcext:value-type="string">
            <text:p>stock.stock_location_stock</text:p>
          </table:table-cell>
          <table:table-cell table:formula="of:=LOOKUP([.J24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4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24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6-23T16:39:42.86823" calcext:value-type="date">
            <text:p>2015-06-23 16:39:43</text:p>
          </table:table-cell>
          <table:table-cell office:value-type="string" calcext:value-type="string">
            <text:p>Forecast Move Demo 24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99" calcext:value-type="float">
            <text:p>699</text:p>
          </table:table-cell>
          <table:table-cell table:formula="of:=[.B25]" office:value-type="string" office:string-value="stock.picking_type_internal" calcext:value-type="string">
            <text:p>stock.picking_type_internal</text:p>
          </table:table-cell>
          <table:table-cell table:formula="of:=LOOKUP([.J25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25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5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25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9-05T16:12:41.428493" calcext:value-type="date">
            <text:p>2015-09-05 16:12:41</text:p>
          </table:table-cell>
          <table:table-cell office:value-type="string" calcext:value-type="string">
            <text:p>Forecast Move Demo 25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58" calcext:value-type="float">
            <text:p>758</text:p>
          </table:table-cell>
          <table:table-cell table:formula="of:=[.B26]" office:value-type="string" office:string-value="stock.picking_type_out" calcext:value-type="string">
            <text:p>stock.picking_type_out</text:p>
          </table:table-cell>
          <table:table-cell table:formula="of:=LOOKUP([.J26];[.N$2:.N$6];[.Q$2:.Q$6])" office:value-type="string" office:string-value="stock.stock_location_stock" calcext:value-type="string">
            <text:p>stock.stock_location_stock</text:p>
          </table:table-cell>
          <table:table-cell table:formula="of:=LOOKUP([.J26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6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26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5-24T16:23:26.327062" calcext:value-type="date">
            <text:p>2015-05-24 16:23:26</text:p>
          </table:table-cell>
          <table:table-cell office:value-type="string" calcext:value-type="string">
            <text:p>Forecast Move Demo 26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48" calcext:value-type="float">
            <text:p>748</text:p>
          </table:table-cell>
          <table:table-cell table:formula="of:=[.B27]" office:value-type="string" office:string-value="stock.picking_type_out" calcext:value-type="string">
            <text:p>stock.picking_type_out</text:p>
          </table:table-cell>
          <table:table-cell table:formula="of:=LOOKUP([.J27];[.N$2:.N$6];[.Q$2:.Q$6])" office:value-type="string" office:string-value="stock.stock_location_stock" calcext:value-type="string">
            <text:p>stock.stock_location_stock</text:p>
          </table:table-cell>
          <table:table-cell table:formula="of:=LOOKUP([.J27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7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27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1-25T05:23:12.576925" calcext:value-type="date">
            <text:p>2015-01-25 05:23:13</text:p>
          </table:table-cell>
          <table:table-cell office:value-type="string" calcext:value-type="string">
            <text:p>Forecast Move Demo 27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09" calcext:value-type="float">
            <text:p>209</text:p>
          </table:table-cell>
          <table:table-cell table:formula="of:=[.B28]" office:value-type="string" office:string-value="stock.picking_type_out" calcext:value-type="string">
            <text:p>stock.picking_type_out</text:p>
          </table:table-cell>
          <table:table-cell table:formula="of:=LOOKUP([.J28];[.N$2:.N$6];[.Q$2:.Q$6])" office:value-type="string" office:string-value="stock.stock_location_stock" calcext:value-type="string">
            <text:p>stock.stock_location_stock</text:p>
          </table:table-cell>
          <table:table-cell table:formula="of:=LOOKUP([.J28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8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28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4-09T23:35:41.922696" calcext:value-type="date">
            <text:p>2015-04-09 23:35:42</text:p>
          </table:table-cell>
          <table:table-cell office:value-type="string" calcext:value-type="string">
            <text:p>Forecast Move Demo 28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91" calcext:value-type="float">
            <text:p>791</text:p>
          </table:table-cell>
          <table:table-cell table:formula="of:=[.B29]" office:value-type="string" office:string-value="stock.picking_type_internal" calcext:value-type="string">
            <text:p>stock.picking_type_internal</text:p>
          </table:table-cell>
          <table:table-cell table:formula="of:=LOOKUP([.J29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29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29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29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8-02T14:46:57.403326" calcext:value-type="date">
            <text:p>2015-08-02 14:46:57</text:p>
          </table:table-cell>
          <table:table-cell office:value-type="string" calcext:value-type="string">
            <text:p>Forecast Move Demo 29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45" calcext:value-type="float">
            <text:p>345</text:p>
          </table:table-cell>
          <table:table-cell table:formula="of:=[.B30]" office:value-type="string" office:string-value="stock.picking_type_in" calcext:value-type="string">
            <text:p>stock.picking_type_in</text:p>
          </table:table-cell>
          <table:table-cell table:formula="of:=LOOKUP([.J3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30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0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30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6-17T01:32:58.635186" calcext:value-type="date">
            <text:p>2015-06-17 01:32:59</text:p>
          </table:table-cell>
          <table:table-cell office:value-type="string" calcext:value-type="string">
            <text:p>Forecast Move Demo 30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98" calcext:value-type="float">
            <text:p>498</text:p>
          </table:table-cell>
          <table:table-cell table:formula="of:=[.B31]" office:value-type="string" office:string-value="stock.picking_type_internal" calcext:value-type="string">
            <text:p>stock.picking_type_internal</text:p>
          </table:table-cell>
          <table:table-cell table:formula="of:=LOOKUP([.J31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31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1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31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1-22T08:19:05.828767" calcext:value-type="date">
            <text:p>2015-01-22 08:19:06</text:p>
          </table:table-cell>
          <table:table-cell office:value-type="string" calcext:value-type="string">
            <text:p>Forecast Move Demo 31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64" calcext:value-type="float">
            <text:p>464</text:p>
          </table:table-cell>
          <table:table-cell table:formula="of:=[.B32]" office:value-type="string" office:string-value="stock.picking_type_in" calcext:value-type="string">
            <text:p>stock.picking_type_in</text:p>
          </table:table-cell>
          <table:table-cell table:formula="of:=LOOKUP([.J32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32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2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32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7-21T20:07:21.564685" calcext:value-type="date">
            <text:p>2015-07-21 20:07:22</text:p>
          </table:table-cell>
          <table:table-cell office:value-type="string" calcext:value-type="string">
            <text:p>Forecast Move Demo 32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95" calcext:value-type="float">
            <text:p>595</text:p>
          </table:table-cell>
          <table:table-cell table:formula="of:=[.B33]" office:value-type="string" office:string-value="stock.picking_type_internal" calcext:value-type="string">
            <text:p>stock.picking_type_internal</text:p>
          </table:table-cell>
          <table:table-cell table:formula="of:=LOOKUP([.J33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33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3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33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5-30T13:42:38.786055" calcext:value-type="date">
            <text:p>2015-05-30 13:42:39</text:p>
          </table:table-cell>
          <table:table-cell office:value-type="string" calcext:value-type="string">
            <text:p>Forecast Move Demo 33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87" calcext:value-type="float">
            <text:p>687</text:p>
          </table:table-cell>
          <table:table-cell table:formula="of:=[.B34]" office:value-type="string" office:string-value="stock.picking_type_in" calcext:value-type="string">
            <text:p>stock.picking_type_in</text:p>
          </table:table-cell>
          <table:table-cell table:formula="of:=LOOKUP([.J34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34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4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34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4-01T21:20:57.000553" calcext:value-type="date">
            <text:p>2015-04-01 21:20:57</text:p>
          </table:table-cell>
          <table:table-cell office:value-type="string" calcext:value-type="string">
            <text:p>Forecast Move Demo 34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48" calcext:value-type="float">
            <text:p>248</text:p>
          </table:table-cell>
          <table:table-cell table:formula="of:=[.B35]" office:value-type="string" office:string-value="stock.chi_picking_type_out" calcext:value-type="string">
            <text:p>stock.chi_picking_type_out</text:p>
          </table:table-cell>
          <table:table-cell table:formula="of:=LOOKUP([.J35];[.N$2:.N$6];[.Q$2:.Q$6])" office:value-type="string" office:string-value="stock.stock_location_shop0" calcext:value-type="string">
            <text:p>stock.stock_location_shop0</text:p>
          </table:table-cell>
          <table:table-cell table:formula="of:=LOOKUP([.J35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5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35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1-09T13:42:52.307571" calcext:value-type="date">
            <text:p>2015-01-09 13:42:52</text:p>
          </table:table-cell>
          <table:table-cell office:value-type="string" calcext:value-type="string">
            <text:p>Forecast Move Demo 35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78" calcext:value-type="float">
            <text:p>678</text:p>
          </table:table-cell>
          <table:table-cell table:formula="of:=[.B36]" office:value-type="string" office:string-value="stock.picking_type_internal" calcext:value-type="string">
            <text:p>stock.picking_type_internal</text:p>
          </table:table-cell>
          <table:table-cell table:formula="of:=LOOKUP([.J36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36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6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36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7-30T08:33:01.447836" calcext:value-type="date">
            <text:p>2015-07-30 08:33:01</text:p>
          </table:table-cell>
          <table:table-cell office:value-type="string" calcext:value-type="string">
            <text:p>Forecast Move Demo 36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27" calcext:value-type="float">
            <text:p>227</text:p>
          </table:table-cell>
          <table:table-cell table:formula="of:=[.B37]" office:value-type="string" office:string-value="stock.chi_picking_type_out" calcext:value-type="string">
            <text:p>stock.chi_picking_type_out</text:p>
          </table:table-cell>
          <table:table-cell table:formula="of:=LOOKUP([.J37];[.N$2:.N$6];[.Q$2:.Q$6])" office:value-type="string" office:string-value="stock.stock_location_shop0" calcext:value-type="string">
            <text:p>stock.stock_location_shop0</text:p>
          </table:table-cell>
          <table:table-cell table:formula="of:=LOOKUP([.J37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7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37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9-11T17:25:36.260954" calcext:value-type="date">
            <text:p>2015-09-11 17:25:36</text:p>
          </table:table-cell>
          <table:table-cell office:value-type="string" calcext:value-type="string">
            <text:p>Forecast Move Demo 37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85" calcext:value-type="float">
            <text:p>285</text:p>
          </table:table-cell>
          <table:table-cell table:formula="of:=[.B38]" office:value-type="string" office:string-value="stock.picking_type_out" calcext:value-type="string">
            <text:p>stock.picking_type_out</text:p>
          </table:table-cell>
          <table:table-cell table:formula="of:=LOOKUP([.J38];[.N$2:.N$6];[.Q$2:.Q$6])" office:value-type="string" office:string-value="stock.stock_location_stock" calcext:value-type="string">
            <text:p>stock.stock_location_stock</text:p>
          </table:table-cell>
          <table:table-cell table:formula="of:=LOOKUP([.J38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8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38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3-25T04:02:38.775848" calcext:value-type="date">
            <text:p>2015-03-25 04:02:39</text:p>
          </table:table-cell>
          <table:table-cell office:value-type="string" calcext:value-type="string">
            <text:p>Forecast Move Demo 38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66" calcext:value-type="float">
            <text:p>666</text:p>
          </table:table-cell>
          <table:table-cell table:formula="of:=[.B39]" office:value-type="string" office:string-value="stock.picking_type_internal" calcext:value-type="string">
            <text:p>stock.picking_type_internal</text:p>
          </table:table-cell>
          <table:table-cell table:formula="of:=LOOKUP([.J39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39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39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39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5-20T04:51:13.977827" calcext:value-type="date">
            <text:p>2015-05-20 04:51:14</text:p>
          </table:table-cell>
          <table:table-cell office:value-type="string" calcext:value-type="string">
            <text:p>Forecast Move Demo 39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46" calcext:value-type="float">
            <text:p>746</text:p>
          </table:table-cell>
          <table:table-cell table:formula="of:=[.B40]" office:value-type="string" office:string-value="stock.chi_picking_type_in" calcext:value-type="string">
            <text:p>stock.chi_picking_type_in</text:p>
          </table:table-cell>
          <table:table-cell table:formula="of:=LOOKUP([.J4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40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0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40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9-08T13:32:11.209274" calcext:value-type="date">
            <text:p>2015-09-08 13:32:11</text:p>
          </table:table-cell>
          <table:table-cell office:value-type="string" calcext:value-type="string">
            <text:p>Forecast Move Demo 40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53" calcext:value-type="float">
            <text:p>253</text:p>
          </table:table-cell>
          <table:table-cell table:formula="of:=[.B41]" office:value-type="string" office:string-value="stock.picking_type_out" calcext:value-type="string">
            <text:p>stock.picking_type_out</text:p>
          </table:table-cell>
          <table:table-cell table:formula="of:=LOOKUP([.J41];[.N$2:.N$6];[.Q$2:.Q$6])" office:value-type="string" office:string-value="stock.stock_location_stock" calcext:value-type="string">
            <text:p>stock.stock_location_stock</text:p>
          </table:table-cell>
          <table:table-cell table:formula="of:=LOOKUP([.J41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1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41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1-29T06:56:08.308893" calcext:value-type="date">
            <text:p>2015-01-29 06:56:08</text:p>
          </table:table-cell>
          <table:table-cell office:value-type="string" calcext:value-type="string">
            <text:p>Forecast Move Demo 41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50" calcext:value-type="float">
            <text:p>650</text:p>
          </table:table-cell>
          <table:table-cell table:formula="of:=[.B42]" office:value-type="string" office:string-value="stock.chi_picking_type_out" calcext:value-type="string">
            <text:p>stock.chi_picking_type_out</text:p>
          </table:table-cell>
          <table:table-cell table:formula="of:=LOOKUP([.J42];[.N$2:.N$6];[.Q$2:.Q$6])" office:value-type="string" office:string-value="stock.stock_location_shop0" calcext:value-type="string">
            <text:p>stock.stock_location_shop0</text:p>
          </table:table-cell>
          <table:table-cell table:formula="of:=LOOKUP([.J42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2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42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5-29T04:25:46.76156" calcext:value-type="date">
            <text:p>2015-05-29 04:25:47</text:p>
          </table:table-cell>
          <table:table-cell office:value-type="string" calcext:value-type="string">
            <text:p>Forecast Move Demo 42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53" calcext:value-type="float">
            <text:p>753</text:p>
          </table:table-cell>
          <table:table-cell table:formula="of:=[.B43]" office:value-type="string" office:string-value="stock.picking_type_out" calcext:value-type="string">
            <text:p>stock.picking_type_out</text:p>
          </table:table-cell>
          <table:table-cell table:formula="of:=LOOKUP([.J43];[.N$2:.N$6];[.Q$2:.Q$6])" office:value-type="string" office:string-value="stock.stock_location_stock" calcext:value-type="string">
            <text:p>stock.stock_location_stock</text:p>
          </table:table-cell>
          <table:table-cell table:formula="of:=LOOKUP([.J43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3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43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8-01T09:15:22.318121" calcext:value-type="date">
            <text:p>2015-08-01 09:15:22</text:p>
          </table:table-cell>
          <table:table-cell office:value-type="string" calcext:value-type="string">
            <text:p>Forecast Move Demo 43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68" calcext:value-type="float">
            <text:p>768</text:p>
          </table:table-cell>
          <table:table-cell table:formula="of:=[.B44]" office:value-type="string" office:string-value="stock.chi_picking_type_in" calcext:value-type="string">
            <text:p>stock.chi_picking_type_in</text:p>
          </table:table-cell>
          <table:table-cell table:formula="of:=LOOKUP([.J44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44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4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44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3-04T09:52:31.003433" calcext:value-type="date">
            <text:p>2015-03-04 09:52:31</text:p>
          </table:table-cell>
          <table:table-cell office:value-type="string" calcext:value-type="string">
            <text:p>Forecast Move Demo 44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91" calcext:value-type="float">
            <text:p>291</text:p>
          </table:table-cell>
          <table:table-cell table:formula="of:=[.B45]" office:value-type="string" office:string-value="stock.chi_picking_type_in" calcext:value-type="string">
            <text:p>stock.chi_picking_type_in</text:p>
          </table:table-cell>
          <table:table-cell table:formula="of:=LOOKUP([.J45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45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5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45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8-30T20:39:30.648843" calcext:value-type="date">
            <text:p>2015-08-30 20:39:31</text:p>
          </table:table-cell>
          <table:table-cell office:value-type="string" calcext:value-type="string">
            <text:p>Forecast Move Demo 45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51" calcext:value-type="float">
            <text:p>651</text:p>
          </table:table-cell>
          <table:table-cell table:formula="of:=[.B46]" office:value-type="string" office:string-value="stock.chi_picking_type_out" calcext:value-type="string">
            <text:p>stock.chi_picking_type_out</text:p>
          </table:table-cell>
          <table:table-cell table:formula="of:=LOOKUP([.J46];[.N$2:.N$6];[.Q$2:.Q$6])" office:value-type="string" office:string-value="stock.stock_location_shop0" calcext:value-type="string">
            <text:p>stock.stock_location_shop0</text:p>
          </table:table-cell>
          <table:table-cell table:formula="of:=LOOKUP([.J46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6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46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4-09T09:06:36.686827" calcext:value-type="date">
            <text:p>2015-04-09 09:06:37</text:p>
          </table:table-cell>
          <table:table-cell office:value-type="string" calcext:value-type="string">
            <text:p>Forecast Move Demo 46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97" calcext:value-type="float">
            <text:p>197</text:p>
          </table:table-cell>
          <table:table-cell table:formula="of:=[.B47]" office:value-type="string" office:string-value="stock.picking_type_out" calcext:value-type="string">
            <text:p>stock.picking_type_out</text:p>
          </table:table-cell>
          <table:table-cell table:formula="of:=LOOKUP([.J47];[.N$2:.N$6];[.Q$2:.Q$6])" office:value-type="string" office:string-value="stock.stock_location_stock" calcext:value-type="string">
            <text:p>stock.stock_location_stock</text:p>
          </table:table-cell>
          <table:table-cell table:formula="of:=LOOKUP([.J47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7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47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9-23T21:39:10.0638" calcext:value-type="date">
            <text:p>2015-09-23 21:39:10</text:p>
          </table:table-cell>
          <table:table-cell office:value-type="string" calcext:value-type="string">
            <text:p>Forecast Move Demo 47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82" calcext:value-type="float">
            <text:p>782</text:p>
          </table:table-cell>
          <table:table-cell table:formula="of:=[.B48]" office:value-type="string" office:string-value="stock.picking_type_in" calcext:value-type="string">
            <text:p>stock.picking_type_in</text:p>
          </table:table-cell>
          <table:table-cell table:formula="of:=LOOKUP([.J48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48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8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48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1-01T15:41:06.589116" calcext:value-type="date">
            <text:p>2015-01-01 15:41:07</text:p>
          </table:table-cell>
          <table:table-cell office:value-type="string" calcext:value-type="string">
            <text:p>Forecast Move Demo 48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55" calcext:value-type="float">
            <text:p>655</text:p>
          </table:table-cell>
          <table:table-cell table:formula="of:=[.B49]" office:value-type="string" office:string-value="stock.picking_type_internal" calcext:value-type="string">
            <text:p>stock.picking_type_internal</text:p>
          </table:table-cell>
          <table:table-cell table:formula="of:=LOOKUP([.J49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49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49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49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4-12T23:10:26.684061" calcext:value-type="date">
            <text:p>2015-04-12 23:10:27</text:p>
          </table:table-cell>
          <table:table-cell office:value-type="string" calcext:value-type="string">
            <text:p>Forecast Move Demo 49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74" calcext:value-type="float">
            <text:p>274</text:p>
          </table:table-cell>
          <table:table-cell table:formula="of:=[.B50]" office:value-type="string" office:string-value="stock.picking_type_in" calcext:value-type="string">
            <text:p>stock.picking_type_in</text:p>
          </table:table-cell>
          <table:table-cell table:formula="of:=LOOKUP([.J5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50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0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50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7-21T15:49:27.151834" calcext:value-type="date">
            <text:p>2015-07-21 15:49:27</text:p>
          </table:table-cell>
          <table:table-cell office:value-type="string" calcext:value-type="string">
            <text:p>Forecast Move Demo 50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08" calcext:value-type="float">
            <text:p>408</text:p>
          </table:table-cell>
          <table:table-cell table:formula="of:=[.B51]" office:value-type="string" office:string-value="stock.picking_type_in" calcext:value-type="string">
            <text:p>stock.picking_type_in</text:p>
          </table:table-cell>
          <table:table-cell table:formula="of:=LOOKUP([.J51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51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1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51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2-25T03:05:02.086713" calcext:value-type="date">
            <text:p>2015-02-25 03:05:02</text:p>
          </table:table-cell>
          <table:table-cell office:value-type="string" calcext:value-type="string">
            <text:p>Forecast Move Demo 51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53" calcext:value-type="float">
            <text:p>553</text:p>
          </table:table-cell>
          <table:table-cell table:formula="of:=[.B52]" office:value-type="string" office:string-value="stock.picking_type_internal" calcext:value-type="string">
            <text:p>stock.picking_type_internal</text:p>
          </table:table-cell>
          <table:table-cell table:formula="of:=LOOKUP([.J52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52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2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52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8-16T09:19:57.521679" calcext:value-type="date">
            <text:p>2015-08-16 09:19:58</text:p>
          </table:table-cell>
          <table:table-cell office:value-type="string" calcext:value-type="string">
            <text:p>Forecast Move Demo 52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61" calcext:value-type="float">
            <text:p>661</text:p>
          </table:table-cell>
          <table:table-cell table:formula="of:=[.B53]" office:value-type="string" office:string-value="stock.picking_type_out" calcext:value-type="string">
            <text:p>stock.picking_type_out</text:p>
          </table:table-cell>
          <table:table-cell table:formula="of:=LOOKUP([.J53];[.N$2:.N$6];[.Q$2:.Q$6])" office:value-type="string" office:string-value="stock.stock_location_stock" calcext:value-type="string">
            <text:p>stock.stock_location_stock</text:p>
          </table:table-cell>
          <table:table-cell table:formula="of:=LOOKUP([.J53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3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53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1-25T01:14:18.494837" calcext:value-type="date">
            <text:p>2015-01-25 01:14:18</text:p>
          </table:table-cell>
          <table:table-cell office:value-type="string" calcext:value-type="string">
            <text:p>Forecast Move Demo 53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32" calcext:value-type="float">
            <text:p>132</text:p>
          </table:table-cell>
          <table:table-cell table:formula="of:=[.B54]" office:value-type="string" office:string-value="stock.picking_type_out" calcext:value-type="string">
            <text:p>stock.picking_type_out</text:p>
          </table:table-cell>
          <table:table-cell table:formula="of:=LOOKUP([.J54];[.N$2:.N$6];[.Q$2:.Q$6])" office:value-type="string" office:string-value="stock.stock_location_stock" calcext:value-type="string">
            <text:p>stock.stock_location_stock</text:p>
          </table:table-cell>
          <table:table-cell table:formula="of:=LOOKUP([.J54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4</text:p>
          </table:table-cell>
          <table:table-cell table:formula="of:=INDIRECT(&quot;B&quot;&amp;RANDBETWEEN(2;6))" office:value-type="string" office:string-value="stock.picking_type_out" calcext:value-type="string">
            <text:p>stock.picking_type_out</text:p>
          </table:table-cell>
          <table:table-cell office:value-type="string" calcext:value-type="string">
            <text:p>Forecast Picking Demo 54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4-26T02:31:44.924785" calcext:value-type="date">
            <text:p>2015-04-26 02:31:45</text:p>
          </table:table-cell>
          <table:table-cell office:value-type="string" calcext:value-type="string">
            <text:p>Forecast Move Demo 54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80" calcext:value-type="float">
            <text:p>480</text:p>
          </table:table-cell>
          <table:table-cell table:formula="of:=[.B55]" office:value-type="string" office:string-value="stock.picking_type_out" calcext:value-type="string">
            <text:p>stock.picking_type_out</text:p>
          </table:table-cell>
          <table:table-cell table:formula="of:=LOOKUP([.J55];[.N$2:.N$6];[.Q$2:.Q$6])" office:value-type="string" office:string-value="stock.stock_location_stock" calcext:value-type="string">
            <text:p>stock.stock_location_stock</text:p>
          </table:table-cell>
          <table:table-cell table:formula="of:=LOOKUP([.J55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5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55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5-28T13:39:18.321777" calcext:value-type="date">
            <text:p>2015-05-28 13:39:18</text:p>
          </table:table-cell>
          <table:table-cell office:value-type="string" calcext:value-type="string">
            <text:p>Forecast Move Demo 55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62" calcext:value-type="float">
            <text:p>762</text:p>
          </table:table-cell>
          <table:table-cell table:formula="of:=[.B56]" office:value-type="string" office:string-value="stock.chi_picking_type_in" calcext:value-type="string">
            <text:p>stock.chi_picking_type_in</text:p>
          </table:table-cell>
          <table:table-cell table:formula="of:=LOOKUP([.J56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56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6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56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2-13T11:31:25.869328" calcext:value-type="date">
            <text:p>2015-02-13 11:31:26</text:p>
          </table:table-cell>
          <table:table-cell office:value-type="string" calcext:value-type="string">
            <text:p>Forecast Move Demo 56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39" calcext:value-type="float">
            <text:p>639</text:p>
          </table:table-cell>
          <table:table-cell table:formula="of:=[.B57]" office:value-type="string" office:string-value="stock.picking_type_internal" calcext:value-type="string">
            <text:p>stock.picking_type_internal</text:p>
          </table:table-cell>
          <table:table-cell table:formula="of:=LOOKUP([.J57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57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7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57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1-05T06:56:05.698979" calcext:value-type="date">
            <text:p>2015-01-05 06:56:06</text:p>
          </table:table-cell>
          <table:table-cell office:value-type="string" calcext:value-type="string">
            <text:p>Forecast Move Demo 57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28" calcext:value-type="float">
            <text:p>428</text:p>
          </table:table-cell>
          <table:table-cell table:formula="of:=[.B58]" office:value-type="string" office:string-value="stock.picking_type_internal" calcext:value-type="string">
            <text:p>stock.picking_type_internal</text:p>
          </table:table-cell>
          <table:table-cell table:formula="of:=LOOKUP([.J58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58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8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58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5-23T17:12:02.418785" calcext:value-type="date">
            <text:p>2015-05-23 17:12:02</text:p>
          </table:table-cell>
          <table:table-cell office:value-type="string" calcext:value-type="string">
            <text:p>Forecast Move Demo 58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76" calcext:value-type="float">
            <text:p>676</text:p>
          </table:table-cell>
          <table:table-cell table:formula="of:=[.B59]" office:value-type="string" office:string-value="stock.chi_picking_type_out" calcext:value-type="string">
            <text:p>stock.chi_picking_type_out</text:p>
          </table:table-cell>
          <table:table-cell table:formula="of:=LOOKUP([.J59];[.N$2:.N$6];[.Q$2:.Q$6])" office:value-type="string" office:string-value="stock.stock_location_shop0" calcext:value-type="string">
            <text:p>stock.stock_location_shop0</text:p>
          </table:table-cell>
          <table:table-cell table:formula="of:=LOOKUP([.J59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59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59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9-06T04:02:21.791165" calcext:value-type="date">
            <text:p>2015-09-06 04:02:22</text:p>
          </table:table-cell>
          <table:table-cell office:value-type="string" calcext:value-type="string">
            <text:p>Forecast Move Demo 59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14" calcext:value-type="float">
            <text:p>114</text:p>
          </table:table-cell>
          <table:table-cell table:formula="of:=[.B60]" office:value-type="string" office:string-value="stock.chi_picking_type_out" calcext:value-type="string">
            <text:p>stock.chi_picking_type_out</text:p>
          </table:table-cell>
          <table:table-cell table:formula="of:=LOOKUP([.J60];[.N$2:.N$6];[.Q$2:.Q$6])" office:value-type="string" office:string-value="stock.stock_location_shop0" calcext:value-type="string">
            <text:p>stock.stock_location_shop0</text:p>
          </table:table-cell>
          <table:table-cell table:formula="of:=LOOKUP([.J60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0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60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7-23T06:37:21.487391" calcext:value-type="date">
            <text:p>2015-07-23 06:37:21</text:p>
          </table:table-cell>
          <table:table-cell office:value-type="string" calcext:value-type="string">
            <text:p>Forecast Move Demo 60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33" calcext:value-type="float">
            <text:p>733</text:p>
          </table:table-cell>
          <table:table-cell table:formula="of:=[.B61]" office:value-type="string" office:string-value="stock.picking_type_internal" calcext:value-type="string">
            <text:p>stock.picking_type_internal</text:p>
          </table:table-cell>
          <table:table-cell table:formula="of:=LOOKUP([.J61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61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1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61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5-28T21:49:45.982724" calcext:value-type="date">
            <text:p>2015-05-28 21:49:46</text:p>
          </table:table-cell>
          <table:table-cell office:value-type="string" calcext:value-type="string">
            <text:p>Forecast Move Demo 61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14" calcext:value-type="float">
            <text:p>114</text:p>
          </table:table-cell>
          <table:table-cell table:formula="of:=[.B62]" office:value-type="string" office:string-value="stock.chi_picking_type_in" calcext:value-type="string">
            <text:p>stock.chi_picking_type_in</text:p>
          </table:table-cell>
          <table:table-cell table:formula="of:=LOOKUP([.J62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62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2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62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8-31T18:43:48.420744" calcext:value-type="date">
            <text:p>2015-08-31 18:43:48</text:p>
          </table:table-cell>
          <table:table-cell office:value-type="string" calcext:value-type="string">
            <text:p>Forecast Move Demo 62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04" calcext:value-type="float">
            <text:p>304</text:p>
          </table:table-cell>
          <table:table-cell table:formula="of:=[.B63]" office:value-type="string" office:string-value="stock.picking_type_in" calcext:value-type="string">
            <text:p>stock.picking_type_in</text:p>
          </table:table-cell>
          <table:table-cell table:formula="of:=LOOKUP([.J63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63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3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63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1-31T20:16:22.881675" calcext:value-type="date">
            <text:p>2015-01-31 20:16:23</text:p>
          </table:table-cell>
          <table:table-cell office:value-type="string" calcext:value-type="string">
            <text:p>Forecast Move Demo 63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65" calcext:value-type="float">
            <text:p>265</text:p>
          </table:table-cell>
          <table:table-cell table:formula="of:=[.B64]" office:value-type="string" office:string-value="stock.chi_picking_type_out" calcext:value-type="string">
            <text:p>stock.chi_picking_type_out</text:p>
          </table:table-cell>
          <table:table-cell table:formula="of:=LOOKUP([.J64];[.N$2:.N$6];[.Q$2:.Q$6])" office:value-type="string" office:string-value="stock.stock_location_shop0" calcext:value-type="string">
            <text:p>stock.stock_location_shop0</text:p>
          </table:table-cell>
          <table:table-cell table:formula="of:=LOOKUP([.J64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4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64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8-17T15:10:45.405466" calcext:value-type="date">
            <text:p>2015-08-17 15:10:45</text:p>
          </table:table-cell>
          <table:table-cell office:value-type="string" calcext:value-type="string">
            <text:p>Forecast Move Demo 64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55" calcext:value-type="float">
            <text:p>355</text:p>
          </table:table-cell>
          <table:table-cell table:formula="of:=[.B65]" office:value-type="string" office:string-value="stock.chi_picking_type_out" calcext:value-type="string">
            <text:p>stock.chi_picking_type_out</text:p>
          </table:table-cell>
          <table:table-cell table:formula="of:=LOOKUP([.J65];[.N$2:.N$6];[.Q$2:.Q$6])" office:value-type="string" office:string-value="stock.stock_location_shop0" calcext:value-type="string">
            <text:p>stock.stock_location_shop0</text:p>
          </table:table-cell>
          <table:table-cell table:formula="of:=LOOKUP([.J65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5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65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2-07T01:25:49.927001" calcext:value-type="date">
            <text:p>2015-02-07 01:25:50</text:p>
          </table:table-cell>
          <table:table-cell office:value-type="string" calcext:value-type="string">
            <text:p>Forecast Move Demo 65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37" calcext:value-type="float">
            <text:p>637</text:p>
          </table:table-cell>
          <table:table-cell table:formula="of:=[.B66]" office:value-type="string" office:string-value="stock.chi_picking_type_out" calcext:value-type="string">
            <text:p>stock.chi_picking_type_out</text:p>
          </table:table-cell>
          <table:table-cell table:formula="of:=LOOKUP([.J66];[.N$2:.N$6];[.Q$2:.Q$6])" office:value-type="string" office:string-value="stock.stock_location_shop0" calcext:value-type="string">
            <text:p>stock.stock_location_shop0</text:p>
          </table:table-cell>
          <table:table-cell table:formula="of:=LOOKUP([.J66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6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66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1-09T08:01:25.225389" calcext:value-type="date">
            <text:p>2015-01-09 08:01:25</text:p>
          </table:table-cell>
          <table:table-cell office:value-type="string" calcext:value-type="string">
            <text:p>Forecast Move Demo 66</text:p>
          </table:table-cell>
          <table:table-cell table:formula="of:=INDIRECT(&quot;G&quot;&amp;RANDBETWEEN(2;6))" office:value-type="string" office:string-value="product.product_product_11" calcext:value-type="string">
            <text:p>product.product_product_11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53" calcext:value-type="float">
            <text:p>353</text:p>
          </table:table-cell>
          <table:table-cell table:formula="of:=[.B67]" office:value-type="string" office:string-value="stock.picking_type_in" calcext:value-type="string">
            <text:p>stock.picking_type_in</text:p>
          </table:table-cell>
          <table:table-cell table:formula="of:=LOOKUP([.J67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67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7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67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2-17T23:10:48.135996" calcext:value-type="date">
            <text:p>2015-02-17 23:10:48</text:p>
          </table:table-cell>
          <table:table-cell office:value-type="string" calcext:value-type="string">
            <text:p>Forecast Move Demo 67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33" calcext:value-type="float">
            <text:p>133</text:p>
          </table:table-cell>
          <table:table-cell table:formula="of:=[.B68]" office:value-type="string" office:string-value="stock.chi_picking_type_in" calcext:value-type="string">
            <text:p>stock.chi_picking_type_in</text:p>
          </table:table-cell>
          <table:table-cell table:formula="of:=LOOKUP([.J68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68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8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68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9-29T22:47:26.085456" calcext:value-type="date">
            <text:p>2015-09-29 22:47:26</text:p>
          </table:table-cell>
          <table:table-cell office:value-type="string" calcext:value-type="string">
            <text:p>Forecast Move Demo 68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19" calcext:value-type="float">
            <text:p>619</text:p>
          </table:table-cell>
          <table:table-cell table:formula="of:=[.B69]" office:value-type="string" office:string-value="stock.picking_type_internal" calcext:value-type="string">
            <text:p>stock.picking_type_internal</text:p>
          </table:table-cell>
          <table:table-cell table:formula="of:=LOOKUP([.J69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69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69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69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2-02T16:59:27.406481" calcext:value-type="date">
            <text:p>2015-02-02 16:59:27</text:p>
          </table:table-cell>
          <table:table-cell office:value-type="string" calcext:value-type="string">
            <text:p>Forecast Move Demo 69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66" calcext:value-type="float">
            <text:p>366</text:p>
          </table:table-cell>
          <table:table-cell table:formula="of:=[.B70]" office:value-type="string" office:string-value="stock.chi_picking_type_in" calcext:value-type="string">
            <text:p>stock.chi_picking_type_in</text:p>
          </table:table-cell>
          <table:table-cell table:formula="of:=LOOKUP([.J7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0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0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70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6-12T05:29:25.767808" calcext:value-type="date">
            <text:p>2015-06-12 05:29:26</text:p>
          </table:table-cell>
          <table:table-cell office:value-type="string" calcext:value-type="string">
            <text:p>Forecast Move Demo 70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01" calcext:value-type="float">
            <text:p>401</text:p>
          </table:table-cell>
          <table:table-cell table:formula="of:=[.B71]" office:value-type="string" office:string-value="stock.chi_picking_type_in" calcext:value-type="string">
            <text:p>stock.chi_picking_type_in</text:p>
          </table:table-cell>
          <table:table-cell table:formula="of:=LOOKUP([.J71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1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1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71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1-14T01:12:59.160863" calcext:value-type="date">
            <text:p>2015-01-14 01:12:59</text:p>
          </table:table-cell>
          <table:table-cell office:value-type="string" calcext:value-type="string">
            <text:p>Forecast Move Demo 71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580" calcext:value-type="float">
            <text:p>580</text:p>
          </table:table-cell>
          <table:table-cell table:formula="of:=[.B72]" office:value-type="string" office:string-value="stock.chi_picking_type_out" calcext:value-type="string">
            <text:p>stock.chi_picking_type_out</text:p>
          </table:table-cell>
          <table:table-cell table:formula="of:=LOOKUP([.J72];[.N$2:.N$6];[.Q$2:.Q$6])" office:value-type="string" office:string-value="stock.stock_location_shop0" calcext:value-type="string">
            <text:p>stock.stock_location_shop0</text:p>
          </table:table-cell>
          <table:table-cell table:formula="of:=LOOKUP([.J72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2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72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4-06T07:56:00.013185" calcext:value-type="date">
            <text:p>2015-04-06 07:56:00</text:p>
          </table:table-cell>
          <table:table-cell office:value-type="string" calcext:value-type="string">
            <text:p>Forecast Move Demo 72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46" calcext:value-type="float">
            <text:p>246</text:p>
          </table:table-cell>
          <table:table-cell table:formula="of:=[.B73]" office:value-type="string" office:string-value="stock.picking_type_in" calcext:value-type="string">
            <text:p>stock.picking_type_in</text:p>
          </table:table-cell>
          <table:table-cell table:formula="of:=LOOKUP([.J73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3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3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73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1-05T00:42:13.148388" calcext:value-type="date">
            <text:p>2015-01-05 00:42:13</text:p>
          </table:table-cell>
          <table:table-cell office:value-type="string" calcext:value-type="string">
            <text:p>Forecast Move Demo 73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464" calcext:value-type="float">
            <text:p>464</text:p>
          </table:table-cell>
          <table:table-cell table:formula="of:=[.B74]" office:value-type="string" office:string-value="stock.picking_type_internal" calcext:value-type="string">
            <text:p>stock.picking_type_internal</text:p>
          </table:table-cell>
          <table:table-cell table:formula="of:=LOOKUP([.J74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74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4</text:p>
          </table:table-cell>
          <table:table-cell table:formula="of:=INDIRECT(&quot;B&quot;&amp;RANDBETWEEN(2;6))" office:value-type="string" office:string-value="stock.chi_picking_type_out" calcext:value-type="string">
            <text:p>stock.chi_picking_type_out</text:p>
          </table:table-cell>
          <table:table-cell office:value-type="string" calcext:value-type="string">
            <text:p>Forecast Picking Demo 74</text:p>
          </table:table-cell>
          <table:table-cell table:formula="of:=INDIRECT(&quot;D&quot;&amp;RANDBETWEEN(2;6))" office:value-type="string" office:string-value="base.res_partner_3" calcext:value-type="string">
            <text:p>base.res_partner_3</text:p>
          </table:table-cell>
          <table:table-cell table:formula="of:=RANDBETWEEN(DATE(2015;1;1);DATE(2015;9;29)) + RAND()" office:value-type="date" office:date-value="2015-01-22T18:22:03.925386" calcext:value-type="date">
            <text:p>2015-01-22 18:22:04</text:p>
          </table:table-cell>
          <table:table-cell office:value-type="string" calcext:value-type="string">
            <text:p>Forecast Move Demo 74</text:p>
          </table:table-cell>
          <table:table-cell table:formula="of:=INDIRECT(&quot;G&quot;&amp;RANDBETWEEN(2;6))" office:value-type="string" office:string-value="product.product_product_4" calcext:value-type="string">
            <text:p>product.product_product_4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12" calcext:value-type="float">
            <text:p>312</text:p>
          </table:table-cell>
          <table:table-cell table:formula="of:=[.B75]" office:value-type="string" office:string-value="stock.chi_picking_type_out" calcext:value-type="string">
            <text:p>stock.chi_picking_type_out</text:p>
          </table:table-cell>
          <table:table-cell table:formula="of:=LOOKUP([.J75];[.N$2:.N$6];[.Q$2:.Q$6])" office:value-type="string" office:string-value="stock.stock_location_shop0" calcext:value-type="string">
            <text:p>stock.stock_location_shop0</text:p>
          </table:table-cell>
          <table:table-cell table:formula="of:=LOOKUP([.J75];[.N$2:.N$6];[.S$2:.S$6])" office:value-type="string" office:string-value="stock.stock_location_customers" calcext:value-type="string">
            <text:p>stock.stock_location_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5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75</text:p>
          </table:table-cell>
          <table:table-cell table:formula="of:=INDIRECT(&quot;D&quot;&amp;RANDBETWEEN(2;6))" office:value-type="string" office:string-value="base.res_partner_4" calcext:value-type="string">
            <text:p>base.res_partner_4</text:p>
          </table:table-cell>
          <table:table-cell table:formula="of:=RANDBETWEEN(DATE(2015;1;1);DATE(2015;9;29)) + RAND()" office:value-type="date" office:date-value="2015-08-12T10:39:39.581012" calcext:value-type="date">
            <text:p>2015-08-12 10:39:40</text:p>
          </table:table-cell>
          <table:table-cell office:value-type="string" calcext:value-type="string">
            <text:p>Forecast Move Demo 75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380" calcext:value-type="float">
            <text:p>380</text:p>
          </table:table-cell>
          <table:table-cell table:formula="of:=[.B76]" office:value-type="string" office:string-value="stock.chi_picking_type_in" calcext:value-type="string">
            <text:p>stock.chi_picking_type_in</text:p>
          </table:table-cell>
          <table:table-cell table:formula="of:=LOOKUP([.J76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6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6</text:p>
          </table:table-cell>
          <table:table-cell table:formula="of:=INDIRECT(&quot;B&quot;&amp;RANDBETWEEN(2;6))" office:value-type="string" office:string-value="stock.chi_picking_type_in" calcext:value-type="string">
            <text:p>stock.chi_picking_type_in</text:p>
          </table:table-cell>
          <table:table-cell office:value-type="string" calcext:value-type="string">
            <text:p>Forecast Picking Demo 76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9-16T00:38:46.753052" calcext:value-type="date">
            <text:p>2015-09-16 00:38:47</text:p>
          </table:table-cell>
          <table:table-cell office:value-type="string" calcext:value-type="string">
            <text:p>Forecast Move Demo 76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712" calcext:value-type="float">
            <text:p>712</text:p>
          </table:table-cell>
          <table:table-cell table:formula="of:=[.B77]" office:value-type="string" office:string-value="stock.chi_picking_type_in" calcext:value-type="string">
            <text:p>stock.chi_picking_type_in</text:p>
          </table:table-cell>
          <table:table-cell table:formula="of:=LOOKUP([.J77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77];[.N$2:.N$6];[.S$2:.S$6])" office:value-type="string" office:string-value="stock.stock_location_shop0" calcext:value-type="string">
            <text:p>stock.stock_location_shop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7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77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4-09T02:17:00.274984" calcext:value-type="date">
            <text:p>2015-04-09 02:17:00</text:p>
          </table:table-cell>
          <table:table-cell office:value-type="string" calcext:value-type="string">
            <text:p>Forecast Move Demo 77</text:p>
          </table:table-cell>
          <table:table-cell table:formula="of:=INDIRECT(&quot;G&quot;&amp;RANDBETWEEN(2;6))" office:value-type="string" office:string-value="product.product_product_9" calcext:value-type="string">
            <text:p>product.product_product_9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210" calcext:value-type="float">
            <text:p>210</text:p>
          </table:table-cell>
          <table:table-cell table:formula="of:=[.B78]" office:value-type="string" office:string-value="stock.picking_type_internal" calcext:value-type="string">
            <text:p>stock.picking_type_internal</text:p>
          </table:table-cell>
          <table:table-cell table:formula="of:=LOOKUP([.J78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78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8</text:p>
          </table:table-cell>
          <table:table-cell table:formula="of:=INDIRECT(&quot;B&quot;&amp;RANDBETWEEN(2;6))" office:value-type="string" office:string-value="stock.picking_type_internal" calcext:value-type="string">
            <text:p>stock.picking_type_internal</text:p>
          </table:table-cell>
          <table:table-cell office:value-type="string" calcext:value-type="string">
            <text:p>Forecast Picking Demo 78</text:p>
          </table:table-cell>
          <table:table-cell table:formula="of:=INDIRECT(&quot;D&quot;&amp;RANDBETWEEN(2;6))" office:value-type="string" office:string-value="base.res_partner_1" calcext:value-type="string">
            <text:p>base.res_partner_1</text:p>
          </table:table-cell>
          <table:table-cell table:formula="of:=RANDBETWEEN(DATE(2015;1;1);DATE(2015;9;29)) + RAND()" office:value-type="date" office:date-value="2015-08-21T05:04:27.664026" calcext:value-type="date">
            <text:p>2015-08-21 05:04:28</text:p>
          </table:table-cell>
          <table:table-cell office:value-type="string" calcext:value-type="string">
            <text:p>Forecast Move Demo 78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46" calcext:value-type="float">
            <text:p>146</text:p>
          </table:table-cell>
          <table:table-cell table:formula="of:=[.B79]" office:value-type="string" office:string-value="stock.picking_type_internal" calcext:value-type="string">
            <text:p>stock.picking_type_internal</text:p>
          </table:table-cell>
          <table:table-cell table:formula="of:=LOOKUP([.J79];[.N$2:.N$6];[.Q$2:.Q$6])" office:value-type="string" office:string-value="stock.stock_location_customers" calcext:value-type="string">
            <text:p>stock.stock_location_customers</text:p>
          </table:table-cell>
          <table:table-cell table:formula="of:=LOOKUP([.J79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79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79</text:p>
          </table:table-cell>
          <table:table-cell table:formula="of:=INDIRECT(&quot;D&quot;&amp;RANDBETWEEN(2;6))" office:value-type="string" office:string-value="base.res_partner_5" calcext:value-type="string">
            <text:p>base.res_partner_5</text:p>
          </table:table-cell>
          <table:table-cell table:formula="of:=RANDBETWEEN(DATE(2015;1;1);DATE(2015;9;29)) + RAND()" office:value-type="date" office:date-value="2015-05-25T04:46:11.144423" calcext:value-type="date">
            <text:p>2015-05-25 04:46:11</text:p>
          </table:table-cell>
          <table:table-cell office:value-type="string" calcext:value-type="string">
            <text:p>Forecast Move Demo 79</text:p>
          </table:table-cell>
          <table:table-cell table:formula="of:=INDIRECT(&quot;G&quot;&amp;RANDBETWEEN(2;6))" office:value-type="string" office:string-value="product.product_product_7" calcext:value-type="string">
            <text:p>product.product_product_7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658" calcext:value-type="float">
            <text:p>658</text:p>
          </table:table-cell>
          <table:table-cell table:formula="of:=[.B80]" office:value-type="string" office:string-value="stock.picking_type_in" calcext:value-type="string">
            <text:p>stock.picking_type_in</text:p>
          </table:table-cell>
          <table:table-cell table:formula="of:=LOOKUP([.J80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80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king_demo_80</text:p>
          </table:table-cell>
          <table:table-cell table:formula="of:=INDIRECT(&quot;B&quot;&amp;RANDBETWEEN(2;6))" office:value-type="string" office:string-value="stock.picking_type_in" calcext:value-type="string">
            <text:p>stock.picking_type_in</text:p>
          </table:table-cell>
          <table:table-cell office:value-type="string" calcext:value-type="string">
            <text:p>Forecast Picking Demo 80</text:p>
          </table:table-cell>
          <table:table-cell table:formula="of:=INDIRECT(&quot;D&quot;&amp;RANDBETWEEN(2;6))" office:value-type="string" office:string-value="base.res_partner_6" calcext:value-type="string">
            <text:p>base.res_partner_6</text:p>
          </table:table-cell>
          <table:table-cell table:formula="of:=RANDBETWEEN(DATE(2015;1;1);DATE(2015;9;29)) + RAND()" office:value-type="date" office:date-value="2015-05-25T12:10:09.961237" calcext:value-type="date">
            <text:p>2015-05-25 12:10:10</text:p>
          </table:table-cell>
          <table:table-cell office:value-type="string" calcext:value-type="string">
            <text:p>Forecast Move Demo 80</text:p>
          </table:table-cell>
          <table:table-cell table:formula="of:=INDIRECT(&quot;G&quot;&amp;RANDBETWEEN(2;6))" office:value-type="string" office:string-value="product.product_product_8" calcext:value-type="string">
            <text:p>product.product_product_8</text:p>
          </table:table-cell>
          <table:table-cell office:value-type="string" calcext:value-type="string">
            <text:p>product.product_uom_unit</text:p>
          </table:table-cell>
          <table:table-cell table:formula="of:=RANDBETWEEN(100; 800)" office:value-type="float" office:value="190" calcext:value-type="float">
            <text:p>190</text:p>
          </table:table-cell>
          <table:table-cell table:formula="of:=[.B81]" office:value-type="string" office:string-value="stock.picking_type_in" calcext:value-type="string">
            <text:p>stock.picking_type_in</text:p>
          </table:table-cell>
          <table:table-cell table:formula="of:=LOOKUP([.J81];[.N$2:.N$6];[.Q$2:.Q$6])" office:value-type="string" office:string-value="stock.stock_location_suppliers" calcext:value-type="string">
            <text:p>stock.stock_location_suppliers</text:p>
          </table:table-cell>
          <table:table-cell table:formula="of:=LOOKUP([.J81];[.N$2:.N$6];[.S$2:.S$6])" office:value-type="string" office:string-value="stock.stock_location_stock" calcext:value-type="string">
            <text:p>stock.stock_location_stock</text:p>
          </table:table-cell>
          <table:table-cell table:number-columns-repeated="8"/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'stock.picking'.A1:'stock.picking'.L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6:13:32.186065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21:25:55.685086973</dc:date>
    <meta:editing-duration>PT4H43M45S</meta:editing-duration>
    <meta:editing-cycles>17</meta:editing-cycles>
    <meta:generator>LibreOffice/4.4.2.2$Linux_X86_64 LibreOffice_project/40m0$Build-2</meta:generator>
    <meta:document-statistic meta:table-count="1" meta:cell-count="1017" meta:object-count="0"/>
  </office:meta>
</office:document-meta>
</file>